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style:use-window-font-color="true" style:font-name="Arial" fo:font-size="20pt" fo:font-weight="normal" officeooo:rsid="0016155d" officeooo:paragraph-rsid="0016155d" style:font-size-asian="20pt" style:font-weight-asian="normal" style:font-size-complex="20pt" style:font-weight-complex="normal"/>
    </style:style>
    <style:style style:name="P2" style:family="paragraph" style:parent-style-name="Header">
      <style:text-properties style:font-name="Arial" officeooo:rsid="0016155d" officeooo:paragraph-rsid="0016155d"/>
    </style:style>
    <style:style style:name="P3" style:family="paragraph" style:parent-style-name="Subtitle">
      <style:text-properties style:use-window-font-color="true" style:font-name="Arial" fo:font-size="14pt" officeooo:rsid="0016155d" officeooo:paragraph-rsid="0016155d" style:font-size-asian="14pt" style:font-size-complex="14pt"/>
    </style:style>
    <style:style style:name="P4" style:family="paragraph" style:parent-style-name="Footer">
      <style:paragraph-properties fo:text-align="center" style:justify-single-word="false"/>
      <style:text-properties style:font-name="Arial"/>
    </style:style>
    <style:style style:name="P5" style:family="paragraph" style:parent-style-name="Text_20_body">
      <style:text-properties fo:color="#3399ff" style:font-name="Arial" officeooo:rsid="0016155d" officeooo:paragraph-rsid="0016155d"/>
    </style:style>
    <style:style style:name="T1" style:family="text">
      <style:text-properties officeooo:rsid="0018d438"/>
    </style:style>
    <style:style style:name="T2" style:family="text">
      <style:text-properties style:text-position="super 58%" officeooo:rsid="0018d43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SC450 Assignment 1</text:p>
      <text:p text:style-name="P3">Procedural City Generation in Blender Report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16155d" officeooo:paragraph-rsid="0016155d"/>
    </style:style>
    <style:style style:name="MP2" style:family="paragraph" style:parent-style-name="Footer">
      <style:paragraph-properties fo:text-align="center" style:justify-single-word="false"/>
      <style:text-properties style:font-name="Arial"/>
    </style:style>
    <style:style style:name="MT1" style:family="text">
      <style:text-properties officeooo:rsid="0018d438"/>
    </style:style>
    <style:style style:name="MT2" style:family="text">
      <style:text-properties style:text-position="super 58%" officeooo:rsid="0018d43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shley Manson<text:tab/>COSC450<text:tab/><text:span text:style-name="MT1">13</text:span><text:span text:style-name="MT2">th</text:span><text:span text:style-name="MT1"> September 2015</text:span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3T11:13:46.808000000</meta:creation-date>
    <dc:date>2015-09-13T12:06:26.779000000</dc:date>
    <meta:editing-duration>PT29M36S</meta:editing-duration>
    <meta:editing-cycles>4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4" meta:word-count="16" meta:character-count="106" meta:non-whitespace-character-count="94"/>
  </office:meta>
</office:document-meta>
</file>